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7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July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8826" calcext:value-type="float">
            <text:p><text:s/>538,826 </text:p>
          </table:table-cell>
          <table:table-cell table:style-name="ce30" office:value-type="float" office:value="2210" calcext:value-type="float">
            <text:p><text:s/>2,210 </text:p>
          </table:table-cell>
          <table:table-cell table:style-name="ce30" office:value-type="float" office:value="27498" calcext:value-type="float">
            <text:p><text:s/>27,4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492284" calcext:value-type="float">
            <text:p><text:s/>492,28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629" calcext:value-type="float">
            <text:p><text:s/>629 </text:p>
          </table:table-cell>
          <table:table-cell table:style-name="ce30" office:value-type="float" office:value="16297" calcext:value-type="float">
            <text:p><text:s/>16,297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837" calcext:value-type="float">
            <text:p><text:s/>837 </text:p>
          </table:table-cell>
          <table:table-cell table:style-name="ce30" office:value-type="float" office:value="3471" calcext:value-type="float">
            <text:p><text:s/>3,471 </text:p>
          </table:table-cell>
          <table:table-cell table:style-name="ce30" office:value-type="float" office:value="2747" calcext:value-type="float">
            <text:p><text:s/>2,747 </text:p>
          </table:table-cell>
          <table:table-cell table:style-name="ce30" office:value-type="float" office:value="724" calcext:value-type="float">
            <text:p><text:s/>724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2104" calcext:value-type="float">
            <text:p><text:s/>172,104 </text:p>
          </table:table-cell>
          <table:table-cell table:style-name="ce30" office:value-type="float" office:value="596" calcext:value-type="float">
            <text:p><text:s/>59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1838" calcext:value-type="float">
            <text:p><text:s/>161,83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15" calcext:value-type="float">
            <text:p><text:s/>315 </text:p>
          </table:table-cell>
          <table:table-cell table:style-name="ce30" office:value-type="float" office:value="9175" calcext:value-type="float">
            <text:p><text:s/>9,1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1139" calcext:value-type="float">
            <text:p><text:s/>1,139 </text:p>
          </table:table-cell>
          <table:table-cell table:style-name="ce30" office:value-type="float" office:value="1091" calcext:value-type="float">
            <text:p><text:s/>1,091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53" calcext:value-type="float">
            <text:p><text:s/>81,453 </text:p>
          </table:table-cell>
          <table:table-cell table:style-name="ce30" office:value-type="float" office:value="426" calcext:value-type="float">
            <text:p><text:s/>426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493" calcext:value-type="float">
            <text:p><text:s/>73,4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1" calcext:value-type="float">
            <text:p><text:s/>141 </text:p>
          </table:table-cell>
          <table:table-cell table:style-name="ce30" office:value-type="float" office:value="1088" calcext:value-type="float">
            <text:p><text:s/>1,0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2" calcext:value-type="float">
            <text:p><text:s/>132 </text:p>
          </table:table-cell>
          <table:table-cell table:style-name="ce30" office:value-type="float" office:value="445" calcext:value-type="float">
            <text:p><text:s/>445 </text:p>
          </table:table-cell>
          <table:table-cell table:style-name="ce30" office:value-type="float" office:value="292" calcext:value-type="float">
            <text:p><text:s/>292 </text:p>
          </table:table-cell>
          <table:table-cell table:style-name="ce30" office:value-type="float" office:value="153" calcext:value-type="float">
            <text:p><text:s/>153 </text:p>
          </table:table-cell>
          <table:table-cell table:style-name="ce30" office:value-type="float" office:value="30" calcext:value-type="float">
            <text:p><text:s/>3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376" calcext:value-type="float">
            <text:p><text:s/>44,376 </text:p>
          </table:table-cell>
          <table:table-cell table:style-name="ce30" office:value-type="float" office:value="152" calcext:value-type="float">
            <text:p><text:s/>152 </text:p>
          </table:table-cell>
          <table:table-cell table:style-name="ce30" office:value-type="float" office:value="6488" calcext:value-type="float">
            <text:p><text:s/>6,48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618" calcext:value-type="float">
            <text:p><text:s/>36,6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1013" calcext:value-type="float">
            <text:p><text:s/>1,0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8" calcext:value-type="float">
            <text:p><text:s/>38 </text:p>
          </table:table-cell>
          <table:table-cell table:style-name="ce30" office:value-type="float" office:value="299" calcext:value-type="float">
            <text:p><text:s/>299 </text:p>
          </table:table-cell>
          <table:table-cell table:style-name="ce30" office:value-type="float" office:value="257" calcext:value-type="float">
            <text:p><text:s/>257 </text:p>
          </table:table-cell>
          <table:table-cell table:style-name="ce30" office:value-type="float" office:value="42" calcext:value-type="float">
            <text:p><text:s/>4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865" calcext:value-type="float">
            <text:p><text:s/>19,865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30" calcext:value-type="float">
            <text:p><text:s/>15,8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330" calcext:value-type="float">
            <text:p><text:s/>3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96" calcext:value-type="float">
            <text:p><text:s/>96 </text:p>
          </table:table-cell>
          <table:table-cell table:style-name="ce30" office:value-type="float" office:value="8" calcext:value-type="float">
            <text:p><text:s/>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0472" calcext:value-type="float">
            <text:p><text:s/>110,472 </text:p>
          </table:table-cell>
          <table:table-cell table:style-name="ce30" office:value-type="float" office:value="613" calcext:value-type="float">
            <text:p><text:s/>61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843" calcext:value-type="float">
            <text:p><text:s/>107,8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2" calcext:value-type="float">
            <text:p><text:s/>32 </text:p>
          </table:table-cell>
          <table:table-cell table:style-name="ce30" office:value-type="float" office:value="2066" calcext:value-type="float">
            <text:p><text:s/>2,06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09" calcext:value-type="float">
            <text:p><text:s/>209 </text:p>
          </table:table-cell>
          <table:table-cell table:style-name="ce30" office:value-type="float" office:value="766" calcext:value-type="float">
            <text:p><text:s/>766 </text:p>
          </table:table-cell>
          <table:table-cell table:style-name="ce30" office:value-type="float" office:value="394" calcext:value-type="float">
            <text:p><text:s/>394 </text:p>
          </table:table-cell>
          <table:table-cell table:style-name="ce30" office:value-type="float" office:value="372" calcext:value-type="float">
            <text:p><text:s/>37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8047" calcext:value-type="float">
            <text:p><text:s/>108,047 </text:p>
          </table:table-cell>
          <table:table-cell table:style-name="ce30" office:value-type="float" office:value="376" calcext:value-type="float">
            <text:p><text:s/>376 </text:p>
          </table:table-cell>
          <table:table-cell table:style-name="ce30" office:value-type="float" office:value="10171" calcext:value-type="float">
            <text:p><text:s/>10,1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94724" calcext:value-type="float">
            <text:p><text:s/>94,7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2546" calcext:value-type="float">
            <text:p><text:s/>2,54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94" calcext:value-type="float">
            <text:p><text:s/>194 </text:p>
          </table:table-cell>
          <table:table-cell table:style-name="ce30" office:value-type="float" office:value="707" calcext:value-type="float">
            <text:p><text:s/>707 </text:p>
          </table:table-cell>
          <table:table-cell table:style-name="ce30" office:value-type="float" office:value="606" calcext:value-type="float">
            <text:p><text:s/>606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13" calcext:value-type="float">
            <text:p><text:s/>2,613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0" calcext:value-type="float">
            <text:p><text:s/>8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7" calcext:value-type="float">
            <text:p><text:s/>1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2491" calcext:value-type="float">
            <text:p><text:s/>32,491 </text:p>
          </table:table-cell>
          <table:table-cell table:style-name="ce31" office:value-type="float" office:value="160" calcext:value-type="float">
            <text:p><text:s/>160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35" calcext:value-type="float">
            <text:p><text:s/>30,1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250" calcext:value-type="float">
            <text:p><text:s/>1,25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9" calcext:value-type="float">
            <text:p><text:s/>149 </text:p>
          </table:table-cell>
          <table:table-cell table:style-name="ce31" office:value-type="float" office:value="377" calcext:value-type="float">
            <text:p><text:s/>377 </text:p>
          </table:table-cell>
          <table:table-cell table:style-name="ce31" office:value-type="float" office:value="372" calcext:value-type="float">
            <text:p><text:s/>37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455" calcext:value-type="float">
            <text:p><text:s/>4,45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3" calcext:value-type="float">
            <text:p><text:s/>3,0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2" calcext:value-type="float">
            <text:p><text:s/>2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18" calcext:value-type="float">
            <text:p><text:s/>1,518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49" calcext:value-type="float">
            <text:p><text:s/>1,4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84" calcext:value-type="float">
            <text:p><text:s/>5,084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68" calcext:value-type="float">
            <text:p><text:s/>4,6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73" calcext:value-type="float">
            <text:p><text:s/>17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00" calcext:value-type="float">
            <text:p><text:s/>1,800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87" calcext:value-type="float">
            <text:p><text:s/>2,0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5" calcext:value-type="float">
            <text:p><text:s/>1,7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78" calcext:value-type="float">
            <text:p><text:s/>2,2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8" calcext:value-type="float">
            <text:p><text:s/>9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93" calcext:value-type="float">
            <text:p><text:s/>12,993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6" calcext:value-type="float">
            <text:p><text:s/>12,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96" calcext:value-type="float">
            <text:p><text:s/>49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6" calcext:value-type="float">
            <text:p><text:s/>2,58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4" calcext:value-type="float">
            <text:p><text:s/>4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86" calcext:value-type="float">
            <text:p><text:s/>17,086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75" calcext:value-type="float">
            <text:p><text:s/>16,0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674" calcext:value-type="float">
            <text:p><text:s/>6,674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353" calcext:value-type="float">
            <text:p><text:s/>3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5978" calcext:value-type="float">
            <text:p><text:s/>5,9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86" calcext:value-type="float">
            <text:p><text:s/>2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42" calcext:value-type="float">
            <text:p><text:s/>15,842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09" calcext:value-type="float">
            <text:p><text:s/>2,5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9" calcext:value-type="float">
            <text:p><text:s/>7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1" calcext:value-type="float">
            <text:p><text:s/>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96" calcext:value-type="float">
            <text:p><text:s/>1,99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" calcext:value-type="float">
            <text:p><text:s/>7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3" calcext:value-type="float">
            <text:p><text:s/>5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9-13T15:40:53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